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center" style:justify-single-word="false"/>
    </style:style>
    <style:style style:name="P10" style:family="paragraph" style:parent-style-name="Text_20_body" style:list-style-name="L8"/>
    <style:style style:name="P11" style:family="paragraph" style:parent-style-name="Text_20_body">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fo:color="#0000ff"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Docker Integration Through Jenkinsfile – Part 3 – Executing Tests Inside Docker Container</text:h>
      <text:p text:style-name="P11">July 2, 2018 <text:a xlink:type="simple" xlink:href="http://www.testautomationguru.com/selenium-docker-integration-through-jenkinsfile-part-3-executing-tests-inside-docker-container/#comments" text:style-name="Internet_20_link" text:visited-style-name="Visited_20_Internet_20_Link">6 comments</text:a> Article </text:p>
      <text:section text:style-name="Sect1" text:name="quads-ad1">
        <text:p text:style-name="P18"><text:bookmark text:name="aswift_0_expand"/><text:bookmark text:name="aswift_0_anchor"/></text:p>
      </text:section>
      <text:h text:style-name="Heading_20_2" text:outline-level="2"><text:span text:style-name="Strong_20_Emphasis">Overview:</text:span></text:h>
      <text:p text:style-name="Text_20_body">This is Part 3 of <text:span text:style-name="Emphasis"><text:span text:style-name="Strong_20_Emphasis">Selenium Docker Integration Through Jenkinsfile</text:span></text:span> series. If you have not read the Part 1 &amp; Part 2, I would request you to check below.</text:p>
      <text:list xml:id="list2108023111" text:style-name="L1">
        <text:list-item>
          <text:p text:style-name="P12"><text:a xlink:type="simple" xlink:href="http://www.testautomationguru.com/selenium-docker-integration-through-jenkinsfile-part-1-setting-up-tests-and-dependencies/" office:target-frame-name="_blank" xlink:show="new" text:style-name="Internet_20_link" text:visited-style-name="Visited_20_Internet_20_Link"><text:span text:style-name="T1">Selenium Docker Integration Through Jenkinsfile – Part 1 – Setting Up Tests &amp; Dependencies</text:span></text:a> </text:p>
        </text:list-item>
        <text:list-item>
          <text:p text:style-name="P2"><text:a xlink:type="simple" xlink:href="http://www.testautomationguru.com/selenium-docker-integration-through-jenkinsfile-part-2-building-docker-image-pushing-to-dockerhub/" office:target-frame-name="_blank" xlink:show="new" text:style-name="Internet_20_link" text:visited-style-name="Visited_20_Internet_20_Link"><text:span text:style-name="T1">Selenium Docker Integration Through Jenkinsfile – Part 2 – Building Docker Image &amp; Pushing To Dockerhub</text:span></text:a> </text:p>
        </text:list-item>
      </text:list>
      <text:p text:style-name="Text_20_body">In this part, Lets see how to start a selenium grid at run time, run our automated tests and dispose all the containers after archiving the results.</text:p>
      <text:h text:style-name="Heading_20_2" text:outline-level="2"><text:span text:style-name="Strong_20_Emphasis">Prerequisite:</text:span></text:h>
      <text:list xml:id="list2526153215" text:style-name="L2">
        <text:list-item>
          <text:p text:style-name="P13">You have successfully built a docker image with your automated tests </text:p>
        </text:list-item>
        <text:list-item>
          <text:p text:style-name="P3">Docker image is available in docker hub / some registry </text:p>
        </text:list-item>
      </text:list>
      <text:h text:style-name="Heading_20_2" text:outline-level="2"><text:span text:style-name="Strong_20_Emphasis">Our Goal:</text:span></text:h>
      <text:list xml:id="list3580875498" text:style-name="L3">
        <text:list-item>
          <text:p text:style-name="P14">We need to start Selenium Grid at run time </text:p>
        </text:list-item>
        <text:list-item>
          <text:p text:style-name="P14">Run all our test modules </text:p>
        </text:list-item>
        <text:list-item>
          <text:p text:style-name="P14">Archive the results </text:p>
        </text:list-item>
        <text:list-item>
          <text:p text:style-name="P4">Remove the test containers &amp; Selenium Grid </text:p>
        </text:list-item>
      </text:list>
      <text:h text:style-name="Heading_20_2" text:outline-level="2"><text:span text:style-name="Strong_20_Emphasis">Docker Network:</text:span></text:h>
      <text:p text:style-name="Text_20_body">I assume you already have some knowledge on running selenium grid using docker. If you are not sure, I would suggest you to check <text:a xlink:type="simple" xlink:href="http://www.testautomationguru.com/selenium-grid-setup-using-docker/" text:style-name="Internet_20_link" text:visited-style-name="Visited_20_Internet_20_Link"><text:span text:style-name="T1">here</text:span></text:a>. In the article, we had used docker-compose to start all the containers and connect them to the same network automatically.</text:p>
      <text:p text:style-name="Text_20_body">In this article, without using Docker-Compose, We will create multiple containers as shown below &amp; they all need to be expected to be in the same network. so that they can be discovered easily by their name.</text:p>
      <text:list xml:id="list1444311452" text:style-name="L4">
        <text:list-item>
          <text:p text:style-name="P15">1 hub container </text:p>
        </text:list-item>
        <text:list-item>
          <text:p text:style-name="P15">1 chrome container </text:p>
        </text:list-item>
        <text:list-item>
          <text:p text:style-name="P15">1 firefox container </text:p>
        </text:list-item>
        <text:list-item>
          <text:p text:style-name="P5"><text:soft-page-break/>1 container for each test suite </text:p>
        </text:list-item>
      </text:list>
      <text:p text:style-name="Text_20_body"/>
      <text:p text:style-name="Text_20_body">In order to connect these containers, first we need to create a network. Then we need to use the network name while starting other containers as shown here.</text:p>
      <text:p text:style-name="Text_20_body">For example:</text:p>
      <text:p text:style-name="Preformatted_20_Text"><text:span text:style-name="Source_20_Text"># creating a new network</text:span></text:p>
      <text:p text:style-name="Preformatted_20_Text"><text:span text:style-name="Source_20_Text">docker network create mynetwork</text:span></text:p>
      <text:p text:style-name="Preformatted_20_Text"/>
      <text:p text:style-name="Preformatted_20_Text"><text:span text:style-name="Source_20_Text"># creating container for seleniumhub and chrome and connecting them to the network mynetwork</text:span></text:p>
      <text:p text:style-name="Preformatted_20_Text"><text:span text:style-name="Source_20_Text">docker run -d -p 4444:4444 --name seleniumhub --network mynetwork selenium/hub</text:span></text:p>
      <text:p text:style-name="Preformatted_20_Text"><text:span text:style-name="Source_20_Text">docker run -d -e HUB_PORT_4444_TCP_ADDR=seleniumhub -e HUB_PORT_4444_TCP_PORT=4444 --network mynetwork --name chrome selenium/node-chrome</text:span></text:p>
      <text:p text:style-name="P1">Copy</text:p>
      <text:p text:style-name="Text_20_body">As shown above, We should be able to create new networks at run time with a new name every time. This might be required because the Jenkins agent/node might be already executing some tests for other reason. So we do not want to mess up with existing containers.</text:p>
      <text:p text:style-name="Text_20_body">Whenever a Jenkins job is executed, it should be able to create its own network, create all the containers, connect them to the network and terminate later.</text:p>
      <text:p text:style-name="Text_20_body"/>
      <text:p text:style-name="Text_20_body"> </text:p>
      <text:h text:style-name="Heading_20_2" text:outline-level="2"><text:span text:style-name="Strong_20_Emphasis">Volume Mapping:</text:span></text:h>
      <text:p text:style-name="Text_20_body">As we had seen in the Part 1 of this series, our test writes results in the test-output folder. It is available within the container. So, while starting the container, we need to provide a directory in the host machine to map that as <text:span text:style-name="Strong_20_Emphasis">test-output</text:span> directory for the container. So that whatever the test writes inside the container, we could access that in the host machine. We need this step as we need to archive our test results after the test run.</text:p>
      <text:p text:style-name="Text_20_body"/>
      <text:h text:style-name="Heading_20_2" text:outline-level="2"><text:span text:style-name="Strong_20_Emphasis">Jenkinsfile:</text:span></text:h>
      <text:p text:style-name="Text_20_body">Our Jenkinsfile should have 3 stages</text:p>
      <text:list xml:id="list3233243014" text:style-name="L5">
        <text:list-item>
          <text:p text:style-name="P16">Stage 1 for setting up selenium grid </text:p>
        </text:list-item>
        <text:list-item>
          <text:p text:style-name="P16">Stage 2 for running tests </text:p>
        </text:list-item>
        <text:list-item>
          <text:p text:style-name="P6">Stage 3 for tearing down the selenium grid </text:p>
        </text:list-item>
      </text:list>
      <text:p text:style-name="Text_20_body">In Stage 2, we might be running multiple test suites in parallel. As you know we have 2 different test suites in our project. We do not want them in sequentially as it would take time. So we would run them in parallel.</text:p>
      <text:p text:style-name="Text_20_body"><text:soft-page-break/>In order to provide unique names to the containers every time, I would use below variables in the pipeline. Also note that we need an agent with docker. Nothing else is required.</text:p>
      <text:p text:style-name="Preformatted_20_Text"><text:span text:style-name="Source_20_Text">//variables</text:span></text:p>
      <text:p text:style-name="Preformatted_20_Text"><text:span text:style-name="Source_20_Text">def network='jenkins-${BUILD_NUMBER}'</text:span></text:p>
      <text:p text:style-name="Preformatted_20_Text"><text:span text:style-name="Source_20_Text">def seleniumHub='selenium-hub-${BUILD_NUMBER}'</text:span></text:p>
      <text:p text:style-name="Preformatted_20_Text"><text:span text:style-name="Source_20_Text">def chrome='chrome-${BUILD_NUMBER}'</text:span></text:p>
      <text:p text:style-name="Preformatted_20_Text"><text:span text:style-name="Source_20_Text">def firefox='firefox-${BUILD_NUMBER}'</text:span></text:p>
      <text:p text:style-name="Preformatted_20_Text"><text:span text:style-name="Source_20_Text">def containertest='conatinertest-${BUILD_NUMBER}'</text:span></text:p>
      <text:p text:style-name="Preformatted_20_Text"><text:span text:style-name="Source_20_Text"><text:s text:c="3"/></text:span></text:p>
      <text:p text:style-name="Preformatted_20_Text"><text:span text:style-name="Source_20_Text">pipeline {</text:span></text:p>
      <text:p text:style-name="Preformatted_20_Text"><text:span text:style-name="Source_20_Text"><text:s text:c="2"/></text:span></text:p>
      <text:p text:style-name="Preformatted_20_Text"><text:span text:style-name="Source_20_Text"><text:s text:c="3"/>agent { label 'docker' }</text:span></text:p>
      <text:p text:style-name="Preformatted_20_Text"/>
      <text:p text:style-name="Preformatted_20_Text"><text:span text:style-name="Source_20_Text"><text:s text:c="3"/>stages{</text:span></text:p>
      <text:p text:style-name="Preformatted_20_Text"><text:span text:style-name="Source_20_Text"><text:s text:c="6"/>stage('Setting Up Selenium Grid') {</text:span></text:p>
      <text:p text:style-name="Preformatted_20_Text"><text:span text:style-name="Source_20_Text"><text:s text:c="9"/>steps{ <text:s text:c="7"/></text:span></text:p>
      <text:p text:style-name="Preformatted_20_Text"><text:span text:style-name="Source_20_Text"><text:s text:c="12"/>sh "docker network create ${network}"</text:span></text:p>
      <text:p text:style-name="Preformatted_20_Text"><text:span text:style-name="Source_20_Text"><text:s text:c="12"/>sh "docker run -d -p 4444:4444 --name ${seleniumHub} --network ${network} selenium/hub"</text:span></text:p>
      <text:p text:style-name="Preformatted_20_Text"><text:span text:style-name="Source_20_Text"><text:s text:c="12"/>sh "docker run -d -e HUB_PORT_4444_TCP_ADDR=${seleniumHub} -e HUB_PORT_4444_TCP_PORT=4444 --network ${network} --name ${chrome} selenium/node-chrome"</text:span></text:p>
      <text:p text:style-name="Preformatted_20_Text"><text:span text:style-name="Source_20_Text"><text:s text:c="12"/>sh "docker run -d -e HUB_PORT_4444_TCP_ADDR=${seleniumHub} -e HUB_PORT_4444_TCP_PORT=4444 --network ${network} --name ${firefox} selenium/node-firefox"</text:span></text:p>
      <text:p text:style-name="Preformatted_20_Text"><text:span text:style-name="Source_20_Text"><text:s text:c="9"/>}</text:span></text:p>
      <text:p text:style-name="Preformatted_20_Text"><text:span text:style-name="Source_20_Text"><text:s text:c="6"/>}</text:span></text:p>
      <text:p text:style-name="Preformatted_20_Text"><text:span text:style-name="Source_20_Text"><text:s text:c="6"/>stage('Run Test') {</text:span></text:p>
      <text:p text:style-name="Preformatted_20_Text"><text:span text:style-name="Source_20_Text"><text:s text:c="9"/>steps{</text:span></text:p>
      <text:p text:style-name="Preformatted_20_Text"><text:span text:style-name="Source_20_Text"><text:s text:c="12"/>parallel(</text:span></text:p>
      <text:p text:style-name="Preformatted_20_Text"><text:span text:style-name="Source_20_Text"><text:s text:c="15"/>"search-module":{</text:span></text:p>
      <text:p text:style-name="Preformatted_20_Text"><text:span text:style-name="Source_20_Text"><text:s text:c="18"/>// a directory 'search' is created for container test-output</text:span></text:p>
      <text:p text:style-name="Preformatted_20_Text"><text:span text:style-name="Source_20_Text"><text:s text:c="18"/>sh "docker run --rm -e SELENIUM_HUB=${seleniumHub} -e BROWSER=firefox -e MODULE=search-module.xml -v ${WORKSPACE}/search:/usr/share/tag/test-output --network ${network} vinsdocker/containertest"</text:span></text:p>
      <text:p text:style-name="Preformatted_20_Text"><text:span text:style-name="Source_20_Text"><text:s text:c="18"/>//archive all the files under 'search' directory</text:span></text:p>
      <text:p text:style-name="Preformatted_20_Text"><text:span text:style-name="Source_20_Text"><text:s text:c="18"/>archiveArtifacts artifacts: 'search/**', fingerprint: true</text:span></text:p>
      <text:p text:style-name="Preformatted_20_Text"><text:span text:style-name="Source_20_Text"><text:s text:c="15"/>},</text:span></text:p>
      <text:p text:style-name="Preformatted_20_Text"><text:span text:style-name="Source_20_Text"><text:s text:c="15"/>"order-module":{</text:span></text:p>
      <text:p text:style-name="Preformatted_20_Text"><text:span text:style-name="Source_20_Text"><text:s text:c="18"/>// a directory 'order' is created for container test-output</text:span></text:p>
      <text:p text:style-name="Preformatted_20_Text"><text:span text:style-name="Source_20_Text"><text:s text:c="18"/>sh "docker run --rm -e SELENIUM_HUB=${seleniumHub} -e BROWSER=chrome -e MODULE=order-module.xml -v ${WORKSPACE}/order:/usr/share/tag/test-output <text:s/>--network ${network} vinsdocker/containertest"</text:span></text:p>
      <text:p text:style-name="Preformatted_20_Text"><text:span text:style-name="Source_20_Text"><text:s text:c="18"/>//archive all the files under 'order' directory</text:span></text:p>
      <text:p text:style-name="Preformatted_20_Text"><text:span text:style-name="Source_20_Text"><text:s text:c="18"/>archiveArtifacts artifacts: 'order/**', fingerprint: true</text:span></text:p>
      <text:p text:style-name="Preformatted_20_Text"><text:span text:style-name="Source_20_Text"><text:s text:c="15"/>} <text:s text:c="14"/></text:span></text:p>
      <text:p text:style-name="Preformatted_20_Text"><text:span text:style-name="Source_20_Text"><text:s text:c="12"/>) </text:span></text:p>
      <text:p text:style-name="Preformatted_20_Text"><text:span text:style-name="Source_20_Text"><text:s text:c="9"/>}</text:span></text:p>
      <text:p text:style-name="Preformatted_20_Text"><text:span text:style-name="Source_20_Text"><text:s text:c="6"/>}</text:span></text:p>
      <text:p text:style-name="Preformatted_20_Text"><text:span text:style-name="Source_20_Text"><text:s text:c="6"/>stage('Tearing Down Selenium Grid') {</text:span></text:p>
      <text:p text:style-name="Preformatted_20_Text"><text:span text:style-name="Source_20_Text"><text:s text:c="10"/>steps {</text:span></text:p>
      <text:p text:style-name="Preformatted_20_Text"><text:span text:style-name="Source_20_Text"><text:s text:c="13"/>//remove all the containers and volumes</text:span></text:p>
      <text:p text:style-name="Preformatted_20_Text"><text:span text:style-name="Source_20_Text"><text:s text:c="13"/>sh "docker rm -vf ${chrome}"</text:span></text:p>
      <text:p text:style-name="Preformatted_20_Text"><text:span text:style-name="Source_20_Text"><text:s text:c="13"/>sh "docker rm -vf ${firefox}"</text:span></text:p>
      <text:p text:style-name="Preformatted_20_Text"><text:span text:style-name="Source_20_Text"><text:s text:c="13"/>sh "docker rm -vf ${seleniumHub}"</text:span></text:p>
      <text:p text:style-name="Preformatted_20_Text"><text:span text:style-name="Source_20_Text"><text:s text:c="13"/>sh "docker network rm ${network}"</text:span></text:p>
      <text:p text:style-name="Preformatted_20_Text"><text:soft-page-break/><text:span text:style-name="Source_20_Text"><text:s text:c="10"/>}</text:span></text:p>
      <text:p text:style-name="Preformatted_20_Text"><text:span text:style-name="Source_20_Text"><text:s text:c="8"/>} <text:s text:c="2"/></text:span></text:p>
      <text:p text:style-name="Preformatted_20_Text"><text:span text:style-name="Source_20_Text"><text:s text:c="3"/>}</text:span></text:p>
      <text:p text:style-name="Preformatted_20_Text"><text:span text:style-name="Source_20_Text">}</text:span></text:p>
      <text:p text:style-name="P1">Copy</text:p>
      <text:h text:style-name="Heading_20_2" text:outline-level="2"><text:span text:style-name="Strong_20_Emphasis">Jenkins Job:</text:span></text:h>
      <text:list xml:id="list965347927" text:style-name="L6">
        <text:list-item>
          <text:p text:style-name="P17">Create a new Jenkins pipeline job </text:p>
        </text:list-item>
        <text:list-item>
          <text:p text:style-name="P7">Copy the above pipeline script and run the test </text:p>
        </text:list-item>
      </text:list>
      <text:p text:style-name="Text_20_body"/>
      <text:list xml:id="list4174751398" text:style-name="L7">
        <text:list-item>
          <text:p text:style-name="P8">Open <text:span text:style-name="Strong_20_Emphasis">Blue Ocean</text:span> view (<text:span text:style-name="Strong_20_Emphasis">Blue Ocean</text:span> is a Jenkins plugin) – I could see everything working as expected </text:p>
        </text:list-item>
      </text:list>
      <text:p text:style-name="Text_20_body"/>
      <text:h text:style-name="Heading_20_2" text:outline-level="2"><text:span text:style-name="Strong_20_Emphasis">Demo:</text:span></text:h>
      <text:p text:style-name="P9"/>
      <text:list xml:id="list136673112" text:style-name="L8">
        <text:list-item>
          <text:p text:style-name="P10">In the above pipeline, there is a chance that when you abort the build in the middle of the run, remaining stages will not be executed. So the selenium grid containers would still be running for ever. So, Tearing down selenium grid should be part of post build process which is executed always irrespective of the status of the build. </text:p>
        </text:list-item>
      </text:list>
      <text:p text:style-name="Preformatted_20_Text"><text:span text:style-name="Source_20_Text">pipeline {</text:span></text:p>
      <text:p text:style-name="Preformatted_20_Text"><text:span text:style-name="Source_20_Text"><text:s text:c="2"/></text:span></text:p>
      <text:p text:style-name="Preformatted_20_Text"><text:span text:style-name="Source_20_Text"><text:s text:c="3"/>agent { label 'docker' }</text:span></text:p>
      <text:p text:style-name="Preformatted_20_Text"/>
      <text:p text:style-name="Preformatted_20_Text"><text:span text:style-name="Source_20_Text"><text:s text:c="3"/>stages{</text:span></text:p>
      <text:p text:style-name="Preformatted_20_Text"><text:span text:style-name="Source_20_Text"><text:s text:c="6"/>stage('Setting Up Selenium Grid') {</text:span></text:p>
      <text:p text:style-name="Preformatted_20_Text"><text:span text:style-name="Source_20_Text"><text:s text:c="9"/>steps{ <text:s text:c="7"/></text:span></text:p>
      <text:p text:style-name="Preformatted_20_Text"><text:span text:style-name="Source_20_Text"><text:s text:c="12"/>sh "docker network create ${network}"</text:span></text:p>
      <text:p text:style-name="Preformatted_20_Text"><text:span text:style-name="Source_20_Text"><text:s text:c="12"/>sh "docker run -d -p 4444:4444 --name ${seleniumHub} --network ${network} selenium/hub"</text:span></text:p>
      <text:p text:style-name="Preformatted_20_Text"><text:span text:style-name="Source_20_Text"><text:s text:c="12"/>sh "docker run -d -e HUB_PORT_4444_TCP_ADDR=${seleniumHub} -e HUB_PORT_4444_TCP_PORT=4444 --network ${network} --name ${chrome} selenium/node-chrome"</text:span></text:p>
      <text:p text:style-name="Preformatted_20_Text"><text:span text:style-name="Source_20_Text"><text:s text:c="12"/>sh "docker run -d -e HUB_PORT_4444_TCP_ADDR=${seleniumHub} -e HUB_PORT_4444_TCP_PORT=4444 --network ${network} --name ${firefox} selenium/node-firefox"</text:span></text:p>
      <text:p text:style-name="Preformatted_20_Text"><text:span text:style-name="Source_20_Text"><text:s text:c="9"/>}</text:span></text:p>
      <text:p text:style-name="Preformatted_20_Text"><text:span text:style-name="Source_20_Text"><text:s text:c="6"/>}</text:span></text:p>
      <text:p text:style-name="Preformatted_20_Text"><text:span text:style-name="Source_20_Text"><text:s text:c="6"/>stage('Run Test') {</text:span></text:p>
      <text:p text:style-name="Preformatted_20_Text"><text:span text:style-name="Source_20_Text"><text:s text:c="9"/>steps{</text:span></text:p>
      <text:p text:style-name="Preformatted_20_Text"><text:span text:style-name="Source_20_Text"><text:s text:c="12"/>parallel(</text:span></text:p>
      <text:p text:style-name="Preformatted_20_Text"><text:span text:style-name="Source_20_Text"><text:s text:c="15"/>"search-module":{</text:span></text:p>
      <text:p text:style-name="Preformatted_20_Text"><text:span text:style-name="Source_20_Text"><text:s text:c="18"/>sh "docker run --rm -e SELENIUM_HUB=${seleniumHub} -e BROWSER=firefox -e MODULE=search-module.xml -v ${WORKSPACE}/search:/usr/share/tag/test-output --network ${network} vinsdocker/containertest"</text:span></text:p>
      <text:p text:style-name="Preformatted_20_Text"><text:span text:style-name="Source_20_Text"><text:s text:c="18"/>archiveArtifacts artifacts: 'search/**', fingerprint: true</text:span></text:p>
      <text:p text:style-name="Preformatted_20_Text"><text:span text:style-name="Source_20_Text"><text:s text:c="15"/>},</text:span></text:p>
      <text:p text:style-name="Preformatted_20_Text"><text:soft-page-break/><text:span text:style-name="Source_20_Text"><text:s text:c="15"/>"order-module":{</text:span></text:p>
      <text:p text:style-name="Preformatted_20_Text"><text:span text:style-name="Source_20_Text"><text:s text:c="18"/>sh "docker run --rm -e SELENIUM_HUB=${seleniumHub} -e BROWSER=chrome -e MODULE=order-module.xml -v ${WORKSPACE}/order:/usr/share/tag/test-output <text:s/>--network ${network} vinsdocker/containertest"</text:span></text:p>
      <text:p text:style-name="Preformatted_20_Text"><text:span text:style-name="Source_20_Text"><text:s text:c="18"/>archiveArtifacts artifacts: 'order/**', fingerprint: true</text:span></text:p>
      <text:p text:style-name="Preformatted_20_Text"><text:span text:style-name="Source_20_Text"><text:s text:c="15"/>} <text:s text:c="14"/></text:span></text:p>
      <text:p text:style-name="Preformatted_20_Text"><text:span text:style-name="Source_20_Text"><text:s text:c="12"/>) </text:span></text:p>
      <text:p text:style-name="Preformatted_20_Text"><text:span text:style-name="Source_20_Text"><text:s text:c="9"/>}</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post{</text:span></text:p>
      <text:p text:style-name="Preformatted_20_Text"><text:span text:style-name="Source_20_Text"><text:s text:c="6"/>always {</text:span></text:p>
      <text:p text:style-name="Preformatted_20_Text"><text:span text:style-name="Source_20_Text"><text:s text:c="9"/>sh "docker rm -vf ${chrome}"</text:span></text:p>
      <text:p text:style-name="Preformatted_20_Text"><text:span text:style-name="Source_20_Text"><text:s text:c="9"/>sh "docker rm -vf ${firefox}"</text:span></text:p>
      <text:p text:style-name="Preformatted_20_Text"><text:span text:style-name="Source_20_Text"><text:s text:c="9"/>sh "docker rm -vf ${seleniumHub}"</text:span></text:p>
      <text:p text:style-name="Preformatted_20_Text"><text:span text:style-name="Source_20_Text"><text:s text:c="9"/>sh "docker network rm ${network}"</text:span></text:p>
      <text:p text:style-name="Preformatted_20_Text"><text:span text:style-name="Source_20_Text"><text:s text:c="6"/>} <text:s text:c="2"/></text:span></text:p>
      <text:p text:style-name="Preformatted_20_Text"><text:span text:style-name="Source_20_Text"><text:s text:c="3"/>}</text:span></text:p>
      <text:p text:style-name="Preformatted_20_Text"><text:span text:style-name="Source_20_Text">}</text:span></text:p>
      <text:p text:style-name="P1">Copy</text:p>
      <text:h text:style-name="Heading_20_2" text:outline-level="2"><text:span text:style-name="Strong_20_Emphasis">Summary:</text:span></text:h>
      <text:p text:style-name="Text_20_body">We were able to successfully start the selenium grid, running our test inside containers and terminate them all at run time. By dockerizing our automated tests, we should be able to run our tests in the cloud/AWS/Google cloud environments in no time. By using Jenkinsfile, we are able to document the complete build information in a text file and reuse. We were also able to run multiple test suites in parallel using Jenkinsfile.</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06:06.469854552</meta:creation-date>
    <dc:date>2018-11-02T17:06:54.592113713</dc:date>
    <meta:editing-duration>PT48S</meta:editing-duration>
    <meta:editing-cycles>1</meta:editing-cycles>
    <meta:document-statistic meta:table-count="0" meta:image-count="0" meta:object-count="0" meta:page-count="5" meta:paragraph-count="137" meta:word-count="1131" meta:character-count="8246" meta:non-whitespace-character-count="6427"/>
    <meta:generator>LibreOffice/6.0.6.2$Linux_X86_64 LibreOffice_project/00m0$Build-2</meta:generator>
  </office:meta>
</office:document-meta>
</file>